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7.503cm" fo:margin-left="0cm" table:align="left"/>
    </style:style>
    <style:style style:name="Table2.A" style:family="table-column">
      <style:table-column-properties style:column-width="4.401cm"/>
    </style:style>
    <style:style style:name="Table2.B" style:family="table-column">
      <style:table-column-properties style:column-width="4.3cm"/>
    </style:style>
    <style:style style:name="Table2.C" style:family="table-column">
      <style:table-column-properties style:column-width="4.501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D1" style:family="table-cell">
      <style:table-cell-properties style:vertical-align="middle"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Liberation Serif" fo:font-size="12pt" style:text-underline-style="none"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style:use-window-font-color="true" style:font-name="Liberation Serif" fo:font-size="12pt" style:text-underline-style="none"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normal" style:font-weight-asian="normal" style:font-weight-complex="normal"/>
    </style:style>
    <style:style style:name="P6"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A facile : </text:p>
      <text:p text:style-name="Standard"/>
      <text:p text:style-name="Standard">Nous avons réalisé deux IA faciles car nous avons eu des retours disant que la première était trop facile à vaincre.</text:p>
      <text:p text:style-name="Standard"/>
      <text:p text:style-name="Standard">Principe des deux IA :</text:p>
      <text:p text:style-name="Standard"/>
      <text:p text:style-name="Standard">L'algorithme est simple, l'IA cherche si elle peut gagner et si elle peut empêcher des coups gagnants pour l'adversaire. Si rien n'est possible, elle renvoie une coordonnée aléatoire dans une liste de points centrée sur le jeu détaillé ci-dessous.</text:p>
      <text:p text:style-name="Standard"/>
      <text:p text:style-name="Standard">Pour vérifier si elle peut gagner, elle pose son pion sur une case et teste si la partie est terminée.</text:p>
      <text:p text:style-name="Standard"/>
      <text:p text:style-name="Standard">Pour empêcher un coup gagnant elle vérifie si , en posant un pion de la couleur adverse, il gagne. Si oui elle le pose à sa place. Si aucune combinaison de quatre pions n'a été trouvée, elle teste s'il y a des combinaisons de type « trois libres » adverses pour bloquer un des deux côtés.</text:p>
      <text:p text:style-name="Standard"/>
      <text:p text:style-name="Standard">Dans le cas du tirage aléatoire, nous faisons un pré-traitement sur le plateau de jeu. Nous récupérons une liste de points avec un poids. Ce poids correspond à la population de pions autour de la coordonnée. Puis nous récupérons un point aléatoirement dans cette liste. </text:p>
      <text:p text:style-name="Standard"/>
      <text:p text:style-name="Standard">Algorithme :</text:p>
      <text:p text:style-name="Standard"/>
      <text:p text:style-name="Standard">jouer( plateau de jeu ) :</text:p>
      <text:p text:style-name="Standard"><text:tab/>coordonne c</text:p>
      <text:p text:style-name="Standard"><text:tab/>c = trouverCoupGagnant( plateau de jeu )</text:p>
      <text:p text:style-name="Standard"><text:tab/>si ((c.x &amp; c.y) = -1) </text:p>
      <text:p text:style-name="Standard"><text:tab/><text:tab/>c = empecherQuatreCouleurInverse( plateau de jeu )</text:p>
      <text:p text:style-name="Standard"><text:tab/><text:tab/>si ('c.x &amp; c.y) = -1) </text:p>
      <text:p text:style-name="Standard"><text:tab/><text:tab/><text:tab/>c = empecherTroisLibreCouleurInverse( plateau de jeu )</text:p>
      <text:p text:style-name="Standard"><text:tab/></text:p>
      <text:p text:style-name="Standard"><text:tab/>si((c.x &amp; c.y) = -1)</text:p>
      <text:p text:style-name="Standard"><text:tab/><text:tab/>c = coupAleatoire( plateau de jeu )</text:p>
      <text:p text:style-name="Standard"/>
      <text:p text:style-name="Standard"><text:tab/>renvoyer c</text:p>
      <text:p text:style-name="Standard"/>
      <text:p text:style-name="Standard"/>
      <text:p text:style-name="Standard">Pour notre première IA, les configurations « quatre libre » et « trois libre » ne sont considérées que si les pions sont à la suite. De ce fait, les joueurs qui faisaient une ou deux parties s'en rendaient compte. Ils laissaient un espace libre dans leur configuration pour vaincre l'IA (par exemple ils posaient deux pions puis laissaient un trou et reposaient deux pions, ainsi l'IA ne bloquait pas le cinquième pion).</text:p>
      <text:p text:style-name="Standard">Pour améliorer cette IA nous avons donc pris en compte les trous. Maintenant, nous obtenons une IA très défensive sur des coups simples. Pour des personnes débutantes, elle est donc suffisante.</text:p>
      <text:p text:style-name="Standard"/>
      <text:p text:style-name="Standard"/>
      <text:p text:style-name="Standard"/>
      <text:p text:style-name="Standard">IA Minimax:</text:p>
      <text:p text:style-name="Standard">L'IA Difficile implémente l'algorithme MinMax, le principe est de simuler les coups de l'IA et de l'Adversaire jusqu'à résolution complète du jeu. Prendre les meilleurs coups (ceux qui mènent l'IA à une configuration gagnante) quand c'est a l'IA de jouer et prendre les pire coups (ceux qui mènent l'IA a une configuration perdante) quand c'est a l'Adversaire de jouer.</text:p>
      <text:p text:style-name="Standard"><text:soft-page-break/>Le nombre de configurations possible sans limitation de pion est de 223 ! * 8 soit environ 2^429. <text:s/>Avec la limitation des 60 pions par joueurs le nombre de configurations est de (120 parmi 223) ! *8 soit environ 4^66.</text:p>
      <text:p text:style-name="Standard">Étant donné que l'on ne peut pas simuler toutes les parties jusqu'à ce qu'elles finissent il faut limiter le parcours. On va donc limiter la profondeur de l'exploration, ce qui implique que l'on va devoir évaluer des configurations non terminées.</text:p>
      <text:p text:style-name="Standard"/>
      <text:p text:style-name="Standard">La fonction d'évaluation a pour rôle de donner une note à une configuration.</text:p>
      <text:p text:style-name="Standard">Pour ce faire, il faut reconnaître des Motifs. Un motif est un alignement d'un certain nombre de pions dans 2 directions différentes. Les informations sur les alignements sont récupérées à l'aide de l'automate suivant :</text:p>
      <text:p text:style-name="Standard"/>
      <text:p text:style-name="Standard">(faire l'automate)</text:p>
      <text:p text:style-name="Standard"/>
      <text:p text:style-name="Standard">En fonction des informations récupérées, on peut créer un Motif, par exemple le Motif estQuatreLibre signifie qu'il y a un alignement de 4 pions d'une même couleur et cet alignement peut se transformer alignement de 5 pions.</text:p>
      <text:p text:style-name="Standard">Autre exemple, un Motif estTroisfoisTroisLibreLibre signifie que le Motif peut se transformer en 2 estQuatreLibre, ce qui est une configuration gagnante pour blanc (tabou pour noir) puisque l'on ne peut pas bloquer les 2 estQuatreLibre.</text:p>
      <text:p text:style-name="Standard">La classe Motifs répertorie tous les Motifs que l'on peut reconnaître.</text:p>
      <text:p text:style-name="Standard">La classe MotifsReconnus répertorie tous les Motifs que l'on va reconnaître, et donc évaluer, dans notre fonction d'évaluation.</text:p>
      <text:p text:style-name="Standard"/>
      <text:p text:style-name="Standard">Les heuristiques :</text:p>
      <text:list xml:id="list304076354956705446" text:style-name="L1">
        <text:list-item>
          <text:p text:style-name="P6">Ne pas jouer à plus de deux cases d'un pion existant (proximité). En effet après avoir visionné plusieurs parties de professionnels, on a remarqué qu'aucun coup n'a été joué à plus de 2 cases de distance d'un autre pion. Ce qui réduit énormément le nombre de coup possible et donc nous permet d'aller plus en profondeur.</text:p>
        </text:list-item>
        <text:list-item>
          <text:p text:style-name="P6">Évaluer en fonction des meilleurs Motifs de Blanc et de Noir (faire la différence entre les deux) (meilleur motif). On a remarqué que l'évaluation d'un Plateau de Jeu devait être pondérée par la force d'un motif et que la somme de plusieurs plus petit motifs, même si pouvant dépasser le meilleur Motif, ne faisait pas pour autant gagner, contrairement au meilleur Motif.</text:p>
        </text:list-item>
        <text:list-item>
          <text:p text:style-name="P6">Ne pas chercher les Motifs déjà trouvés (redondance). Afin d’accélérer la recherche, et donc de pouvoir descendre plus en profondeur.</text:p>
        </text:list-item>
        <text:list-item>
          <text:p text:style-name="P6">Évaluer les prochains coups sans les simuler (prévision). Par exemple, la configuration comporte un quatre pour Blanc et un Quatre pour Noir, si l'IA est blanche et que c'est à Noir de jouer, c'est une configuration perdante, mais si c'est à Blanc de jouer c'est une configuration gagnante. Plus on prévoie de coups à l'avance et moins on a besoin de descendre en profondeur pour être performant.</text:p>
        </text:list-item>
      </text:list>
      <text:p text:style-name="Standard"/>
      <text:p text:style-name="Standard">Toutes les heuristiques ont le comportement attendu en test. Cependant les résultats obtenus en pratique ne sont pas concluant. On remarque que plus on descend en profondeur et moins on est performant.</text:p>
      <text:p text:style-name="Standard">Pourtant :</text:p>
      <text:p text:style-name="Standard">L'algorithme MinMax sans fonction d'évaluation, sur une partie qui se fini en 1 ou 2 coup renvoie les coups attendus.</text:p>
      <text:p text:style-name="Standard">L'Heuristique prévision en profondeur 0 est capable de dire pour qui la partie est gagnées en 1 ou 2 coups.</text:p>
      <text:p text:style-name="Standard">L'heuristique meilleur motif en profondeur 0 renvoie le coup attendu.</text:p>
      <text:p text:style-name="Standard">L'heuristique meilleur motif en profondeur supérieur ne renvoie plus le coups attendu.</text:p>
      <text:p text:style-name="Standard"><text:soft-page-break/></text:p>
      <text:p text:style-name="Standard">On a réussi a reproduire le problème mais pas à le comprendre complètement.</text:p>
      <text:p text:style-name="Standard">Les plateaux de jeu sont évalués correctement et certain coups gagnant sont bloqués tandis que d'autres non. Mais tous les coups non bloqués le sont en profondeur 0. </text:p>
      <text:p text:style-name="Standard">Pour corriger le problème, on pense qu'il faut attribuer une pondération selon la profondeur de l'évaluation, afin que les coups lointains ne prennent pas le pas sur les coups directs, <text:s/>mais cela n'a pas pu être testé avant la fin du projet.</text:p>
      <text:p text:style-name="Standard"/>
      <text:p text:style-name="Standard">L'IA Prévoyante :</text:p>
      <text:p text:style-name="Standard">Cette IA est la même que l'IA difficile, à la différence prêt qu'elle ne descend pas en profondeur, elle <text:s text:c="2"/>se sert donc majoritairement de l'heuristique d'évaluation des coups suivant sans les simuler.</text:p>
      <text:p text:style-name="Standard"/>
      <text:p text:style-name="Standard"/>
      <text:p text:style-name="Standard">Analyse :</text:p>
      <text:p text:style-name="Standard"/>
      <text:p text:style-name="Standard">Pour regarder le comportement de nos IA nous avons tout d'abord effectué des tests sur des plateaux près-défini, simple au début. Par exemple nous prenions une configuration où l'IA devait placer un pion pour gagner. Ensuite quand nos tests passaient, nous prenions des plateaux où il y avait plusieurs possibilités de contrer l'adversaire pour voire ce qu'elle nous répondais. Cependant c'est testes là n'ont pas était concluant sur l'IA MinMax.</text:p>
      <text:p text:style-name="Standard"/>
      <text:p text:style-name="Standard">Pour finir nous avons fait jouer nos différentes IA les unes contre les autres, le tableau ci-après montre les résultats des testes. Nous pouvons remarquer que le joueur blanc gagne plus souvent que le noir quand elle jou à niveau de difficulté égales. Comme dit précedemment, nous voyons aussi que notre IA MinMax n'est pas correct elle perd trops souvent contre l'IA Facile.</text:p>
      <text:p text:style-name="Standard"/>
      <text:p text:style-name="Standard">Résultat sur 10 000 tests :</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Table_20_Contents">IA Facile</text:p>
          </table:table-cell>
          <table:table-cell table:style-name="Table3.C1" office:value-type="string">
            <text:p text:style-name="Table_20_Contents">IA MinMax profondeur 1</text:p>
          </table:table-cell>
        </table:table-row>
        <table:table-row>
          <table:table-cell table:style-name="Table3.A2" office:value-type="string">
            <text:p text:style-name="P5">IA Facile</text:p>
          </table:table-cell>
          <table:table-cell table:style-name="Table3.A2" office:value-type="string">
            <text:p text:style-name="Table_20_Contents"><text:span text:style-name="T2">Noir gagne : 8,71</text:span> % <text:s/></text:p>
            <text:p text:style-name="Table_20_Contents">Blanc gagne :40,47 % </text:p>
            <text:p text:style-name="Table_20_Contents">Partie nulle :50,82 %</text:p>
          </table:table-cell>
          <table:table-cell table:style-name="Table3.C2" office:value-type="string">
            <text:p text:style-name="Table_20_Contents"><text:span text:style-name="T2">Noir gagne : 53,23</text:span> % <text:s/></text:p>
            <text:p text:style-name="Table_20_Contents">Blanc gagne : 30,89 % </text:p>
            <text:p text:style-name="Table_20_Contents">Partie nulle : 15,88 %</text:p>
          </table:table-cell>
        </table:table-row>
        <table:table-row>
          <table:table-cell table:style-name="Table3.A2" office:value-type="string">
            <text:p text:style-name="P5">IA Moyenne profondeur 1</text:p>
          </table:table-cell>
          <table:table-cell table:style-name="Table3.A2" office:value-type="string">
            <text:p text:style-name="Table_20_Contents"><text:span text:style-name="T2">Noir gagne : 12,90</text:span> % <text:s/></text:p>
            <text:p text:style-name="Table_20_Contents">Blanc gagne : 71,41 % </text:p>
            <text:p text:style-name="Table_20_Contents">Partie nulle : 15,90 %</text:p>
          </table:table-cell>
          <table:table-cell table:style-name="Table3.C2" office:value-type="string">
            <text:p text:style-name="Table_20_Contents"><text:span text:style-name="T2">Noir gagne : 38,81 </text:span>% <text:s/></text:p>
            <text:p text:style-name="Table_20_Contents">Blanc gagne : 54,55 % </text:p>
            <text:p text:style-name="Table_20_Contents">Partie nulle : 6,64 %</text:p>
          </table:table-cell>
        </table:table-row>
      </table:table>
      <text:p text:style-name="Standard"/>
      <text:p text:style-name="Standard"/>
      <text:p text:style-name="Standard">De plus nous avons fait des tests avec les IA des autres groupes en particulier avec le groupe 4 car nous avons réussi à integrer notre IA dans leur code.</text:p>
      <text:p text:style-name="Standard">Voici les résultats :</text:p>
      <text:p text:style-name="Standard"><text:tab/></text:p>
      <text:p text:style-name="P1">Resultat en utilisant notre IA Facile et les IA du groupe 4 :</text:p>
      <text:p text:style-name="P1"/>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4">Notre IA contre</text:p>
            <text:p text:style-name="P4">IA facile grp 4</text:p>
          </table:table-cell>
          <table:table-cell table:style-name="Table2.A1" office:value-type="string">
            <text:p text:style-name="P4">Notre IA contre</text:p>
            <text:p text:style-name="P4">IA moyenne grp 4</text:p>
          </table:table-cell>
          <table:table-cell table:style-name="Table2.A1" office:value-type="string">
            <text:p text:style-name="P4">IA Facile grp 4 contre</text:p>
            <text:p text:style-name="P4">Notre IA</text:p>
          </table:table-cell>
          <table:table-cell table:style-name="Table2.D1" office:value-type="string">
            <text:p text:style-name="P4">IA Moyenne contre</text:p>
            <text:p text:style-name="P4">Notre IA</text:p>
          </table:table-cell>
        </table:table-row>
        <table:table-row>
          <table:table-cell table:style-name="Table2.A2" office:value-type="string">
            <text:p text:style-name="P2"><text:span text:style-name="T1">Noir gagne</text:span> : 29</text:p>
            <text:p text:style-name="P2">Blanc gagne : 39</text:p>
            <text:p text:style-name="P2">Partie nulle : 102</text:p>
            <text:p text:style-name="P2">Nombre de parties : 170</text:p>
          </table:table-cell>
          <table:table-cell table:style-name="Table2.A2" office:value-type="string">
            <text:p text:style-name="P2"><text:span text:style-name="T1">Noir gagne</text:span> : 3</text:p>
            <text:p text:style-name="P2">Blanc Gagne : 179</text:p>
            <text:p text:style-name="P2">Partie nulle : 30</text:p>
            <text:p text:style-name="P2">Nombre de parties: 212</text:p>
          </table:table-cell>
          <table:table-cell table:style-name="Table2.A2" office:value-type="string">
            <text:p text:style-name="P2">Noir gagne : 17</text:p>
            <text:p text:style-name="P2"><text:span text:style-name="T1">Blanc Gagne</text:span> : 55</text:p>
            <text:p text:style-name="P2">Partie nulle : 131</text:p>
            <text:p text:style-name="P2">Nombre de parties : 203</text:p>
          </table:table-cell>
          <table:table-cell table:style-name="Table2.D2" office:value-type="string">
            <text:p text:style-name="P2">Noir gagne : 148</text:p>
            <text:p text:style-name="P2"><text:span text:style-name="T1">Blanc gagne</text:span> : 15</text:p>
            <text:p text:style-name="P2">Partie nulle : 43</text:p>
            <text:p text:style-name="P2">Nombre de parties : 206</text:p>
          </table:table-cell>
        </table:table-row>
      </table:table>
      <text:p text:style-name="P3"/>
      <text:p text:style-name="P3">Quand on fait jouer les deux IA facile entres elles nous pouvons voir qu'elle sont équivalentes. En <text:soft-page-break/>effet quand l'une jouait Noir elle perdait la plupart du temps et inversement. Contre l'IA Moyenne du grp4, notre IA a très souvent perdu.</text:p>
      <text:p text:style-name="P3"/>
      <text:p text:style-name="P3">Resultat en utilisant notre IA MinMax en profondeur 1 et les IA du groupe 4 :</text:p>
      <text:p text:style-name="P3"/>
      <table:table table:name="Table1" table:style-name="Table1">
        <table:table-column table:style-name="Table1.A" table:number-columns-repeated="3"/>
        <table:table-column table:style-name="Table1.D"/>
        <table:table-row>
          <table:table-cell table:style-name="Table1.A1" office:value-type="string">
            <text:p text:style-name="P4">Notre IA contre</text:p>
            <text:p text:style-name="P4">IA facile grp 4</text:p>
          </table:table-cell>
          <table:table-cell table:style-name="Table1.A1" office:value-type="string">
            <text:p text:style-name="P4">Notre IA contre</text:p>
            <text:p text:style-name="P4">IA moyenne grp 4</text:p>
          </table:table-cell>
          <table:table-cell table:style-name="Table1.A1" office:value-type="string">
            <text:p text:style-name="P4">IA Facile grp 4 contre</text:p>
            <text:p text:style-name="P4">Notre IA</text:p>
          </table:table-cell>
          <table:table-cell table:style-name="Table1.D1" office:value-type="string">
            <text:p text:style-name="P4">IA Moyenne grp 4</text:p>
            <text:p text:style-name="P4">contre</text:p>
            <text:p text:style-name="P4">Notre IA</text:p>
          </table:table-cell>
        </table:table-row>
        <table:table-row>
          <table:table-cell table:style-name="Table1.A2" office:value-type="string">
            <text:p text:style-name="P2"><text:span text:style-name="T1">Noir gagne</text:span> : 64</text:p>
            <text:p text:style-name="P2">Blanc gagne : 24</text:p>
            <text:p text:style-name="P2">Partie nulle : 6</text:p>
            <text:p text:style-name="P2">Nombre de parties : 94</text:p>
          </table:table-cell>
          <table:table-cell table:style-name="Table1.A2" office:value-type="string">
            <text:p text:style-name="P2"><text:span text:style-name="T1">Noir gagne</text:span> : 2</text:p>
            <text:p text:style-name="P2">Blanc Gagne :42</text:p>
            <text:p text:style-name="P2">Partie nulle : 0</text:p>
            <text:p text:style-name="P2">Nombre de parties: 44</text:p>
          </table:table-cell>
          <table:table-cell table:style-name="Table1.A2" office:value-type="string">
            <text:p text:style-name="P2">Noir gagne : 34</text:p>
            <text:p text:style-name="P2"><text:span text:style-name="T1">Blanc Gagne</text:span> : 40</text:p>
            <text:p text:style-name="P2">Partie nulle : 0</text:p>
            <text:p text:style-name="P2">Nombre de parties : 74</text:p>
          </table:table-cell>
          <table:table-cell table:style-name="Table1.D2" office:value-type="string">
            <text:p text:style-name="P2">Noir gagne : 36</text:p>
            <text:p text:style-name="P2"><text:span text:style-name="T1">Blanc gagne</text:span> : 0</text:p>
            <text:p text:style-name="P2">Partie nulle : 0</text:p>
            <text:p text:style-name="P2">Nombre de parties : 36</text:p>
          </table:table-cell>
        </table:table-row>
      </table:table>
      <text:p text:style-name="P3"/>
      <text:p text:style-name="P3">Nous avons du faire moins de testes car notre IA était plus longue à calculer. Nous pouvons quand meme observer que notre IA <text:s/>MinMax en profondeur 1 réussi à battre leur IA Facile. Cependant nous n'arrivons toujours pas à vaincre leur IA Moyen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th </meta:initial-creator>
    <meta:creation-date>2016-06-02T18:02:20.776507189</meta:creation-date>
    <dc:date>2016-06-06T09:39:52.27</dc:date>
    <meta:editing-duration>PT7H55S</meta:editing-duration>
    <meta:editing-cycles>32</meta:editing-cycles>
    <meta:generator>OpenOffice/4.1.1$Win32 OpenOffice.org_project/411m6$Build-9775</meta:generator>
    <meta:document-statistic meta:table-count="3" meta:image-count="0" meta:object-count="0" meta:page-count="4" meta:paragraph-count="124" meta:word-count="1613" meta:character-count="9105"/>
  </office:meta>
</office:document-meta>
</file>